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200000465D81B1E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Courier New" svg:font-family="'Courier New'" style:font-family-generic="modern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Standard">
      <style:paragraph-properties>
        <style:tab-stops/>
      </style:paragraph-properties>
    </style:style>
    <style:style style:name="P2" style:family="paragraph" style:parent-style-name="Header">
      <style:paragraph-properties fo:text-align="center" style:justify-single-word="false">
        <style:tab-stops/>
      </style:paragraph-properties>
    </style:style>
    <style:style style:name="P3" style:family="paragraph" style:parent-style-name="Header" style:list-style-name="L1">
      <style:paragraph-properties>
        <style:tab-stops/>
      </style:paragraph-properties>
    </style:style>
    <style:style style:name="P4" style:family="paragraph" style:parent-style-name="Header">
      <style:paragraph-properties fo:margin-left="0in" fo:margin-right="0in" fo:text-indent="0.25in" style:auto-text-indent="false">
        <style:tab-stops/>
      </style:paragraph-properties>
    </style:style>
    <style:style style:name="P5" style:family="paragraph" style:parent-style-name="Header" style:list-style-name="WW8Num1">
      <style:paragraph-properties>
        <style:tab-stops/>
      </style:paragraph-properties>
    </style:style>
    <style:style style:name="P6" style:family="paragraph" style:parent-style-name="Header">
      <style:paragraph-properties fo:margin-left="0.25in" fo:margin-right="0in" fo:text-indent="0in" style:auto-text-indent="false">
        <style:tab-stops/>
      </style:paragraph-properties>
    </style:style>
    <style:style style:name="P7" style:family="paragraph" style:parent-style-name="Header" style:list-style-name="WW8Num3">
      <style:paragraph-properties>
        <style:tab-stops/>
      </style:paragraph-properties>
    </style:style>
    <style:style style:name="P8" style:family="paragraph" style:parent-style-name="Header">
      <style:paragraph-properties>
        <style:tab-stops/>
      </style:paragraph-properties>
    </style:style>
    <style:style style:name="T1" style:family="text">
      <style:text-properties style:font-name="Tempus Sans ITC" fo:font-size="18pt" fo:font-weight="bold" style:font-size-asian="18pt" style:font-weight-asian="bold" style:font-size-complex="18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Shaolin Tornado Broadsword</text:span></text:p>
      <text:list text:style-name="L1">
        <text:list-item>
          <text:p text:style-name="P3">Start In Wuji, Weapon Cradled In L Arm</text:p>
        </text:list-item>
      </text:list>
      <text:p text:style-name="P4"/>
      <text:list text:style-name="WW8Num1">
        <text:list-item>
          <text:p text:style-name="P5">Drill/ Kick, Turn To Corner, Slash Cradled</text:p>
        </text:list-item>
        <text:list-item>
          <text:p text:style-name="P5">Circle L Arm, Hook &amp; R Palm, Kick/ Palm, Bow Palm</text:p>
        </text:list-item>
        <text:list-item>
          <text:p text:style-name="P5">Lift &amp; Jump Front Kick</text:p>
        </text:list-item>
        <text:list-item>
          <text:p text:style-name="P5">Hop Step Side Bow Tornado</text:p>
        </text:list-item>
      </text:list>
      <text:p text:style-name="P6"/>
      <text:list text:style-name="WW8Num1" text:continue-numbering="true">
        <text:list-item>
          <text:p text:style-name="P5">Lift, Bridge &amp; Slash, Step To R Slash, Bridge Overhead Cut &amp; Turn To Press The Edge.</text:p>
        </text:list-item>
        <text:list-item>
          <text:p text:style-name="P5">Lift, Bridge &amp; Slash, Turn &amp; Thrust</text:p>
        </text:list-item>
        <text:list-item>
          <text:p text:style-name="P5">Bridge Outward &amp; Downward Swing</text:p>
        </text:list-item>
        <text:list-item>
          <text:p text:style-name="P5">Bridge &amp; Step Behind Downward Slice In T, Hit With Tip, &amp; Bow Thrust</text:p>
        </text:list-item>
        <text:list-item>
          <text:p text:style-name="P5">Pull Blade Out To 60/40</text:p>
        </text:list-item>
      </text:list>
      <text:p text:style-name="P6"/>
      <text:list text:style-name="WW8Num1" text:continue-numbering="true">
        <text:list-item>
          <text:p text:style-name="P5">Step L Across To T Lifting Sword To Block, Bridge &amp; Step To L With R, Slash, Press Step Behind &amp; Turn.</text:p>
        </text:list-item>
        <text:list-item>
          <text:p text:style-name="P5">Slash Out Slide Back &amp; Turn</text:p>
        </text:list-item>
      </text:list>
      <text:p text:style-name="P6"/>
      <text:list text:style-name="WW8Num1" text:continue-numbering="true">
        <text:list-item>
          <text:p text:style-name="P5">Left Grab, Downward 45 Cut To L, Step With L. <text:s/></text:p>
        </text:list-item>
        <text:list-item>
          <text:p text:style-name="P5">Step R, Downward 45 Cut To R, Blade Braced With L</text:p>
        </text:list-item>
        <text:list-item>
          <text:p text:style-name="P5">Left Grab, Downward 45 Cut To L, Step With L. <text:s/></text:p>
        </text:list-item>
        <text:list-item>
          <text:p text:style-name="P5">Step R, Downward 45 Cut To R, Blade Braced With L</text:p>
        </text:list-item>
        <text:list-item>
          <text:p text:style-name="P5">Thrust, Rise &amp; Steal The Pearls</text:p>
        </text:list-item>
        <text:list-item>
          <text:p text:style-name="P5">Step Back, Pull Blade Out &amp; Clear. Lift, Bridge &amp; Slash, Stepping Behind, Then Turn, Grab &amp; Fan Kick</text:p>
        </text:list-item>
      </text:list>
      <text:p text:style-name="P6"/>
      <text:list text:style-name="WW8Num1" text:continue-numbering="true">
        <text:list-item>
          <text:p text:style-name="P5">Hop Step, Step Out L, L H&amp; Parry In, 45 Upward Cut To L</text:p>
        </text:list-item>
        <text:list-item>
          <text:p text:style-name="P5">Step R, L H&amp; Clear Out, 45 Upward Cut To R</text:p>
        </text:list-item>
        <text:list-item>
          <text:p text:style-name="P5">Step L, L H&amp; Parry In, 45 Upward Cut To L</text:p>
        </text:list-item>
        <text:list-item>
          <text:p text:style-name="P5">Step R, L H&amp; Clear Out, 45 Upward Cut To R</text:p>
        </text:list-item>
        <text:list-item>
          <text:p text:style-name="P5">Step L, L H&amp; Parry In, 45 Upward Cut To L</text:p>
        </text:list-item>
        <text:list-item>
          <text:p text:style-name="P5">Step R, L H&amp; Clear Out, 45 Upward Cut To R</text:p>
        </text:list-item>
      </text:list>
      <text:p text:style-name="P6"/>
      <text:list text:style-name="WW8Num1" text:continue-numbering="true">
        <text:list-item>
          <text:p text:style-name="P5">Turn To R, Block, Bridge &amp; Pommel Strike, Bridge &amp; Slash. Turn &amp; Slash</text:p>
        </text:list-item>
        <text:list-item>
          <text:p text:style-name="P5">Bridge Open Slash, Spring Jump Turn &amp; Chop Downward</text:p>
        </text:list-item>
      </text:list>
      <text:p text:style-name="P6"/>
      <text:list text:style-name="WW8Num1" text:continue-numbering="true">
        <text:list-item>
          <text:p text:style-name="P5">Lift, Bridge &amp; Slash To L</text:p>
        </text:list-item>
        <text:list-item>
          <text:p text:style-name="P5">R Step Slash To R</text:p>
        </text:list-item>
        <text:list-item>
          <text:p text:style-name="P5">L Step Slash To L</text:p>
        </text:list-item>
        <text:list-item>
          <text:p text:style-name="P5">R Step Slash To R</text:p>
        </text:list-item>
        <text:list-item>
          <text:p text:style-name="P5">Bridge, Step Left &amp; Vertical Cut To Corner, Spin &amp; Slash To Opposite Side.</text:p>
        </text:list-item>
      </text:list>
      <text:p text:style-name="P6"/>
      <text:list text:style-name="WW8Num1" text:continue-numbering="true">
        <text:list-item>
          <text:p text:style-name="P5">Drill, Grab &amp; Rolling Wheel, Pommel Strike</text:p>
        </text:list-item>
        <text:list-item>
          <text:p text:style-name="P5">Rolling Wheel &amp; Chop</text:p>
        </text:list-item>
        <text:list-item>
          <text:p text:style-name="P5">Rolling Wheel Knee Slash &amp; Withdraw To Bow.</text:p>
        </text:list-item>
        <text:list-item>
          <text:p text:style-name="P5">Lift &amp; Foil, Then T Thrust</text:p>
        </text:list-item>
        <text:list-item>
          <text:p text:style-name="P5">Plum Flower, End Bowing In Low T</text:p>
        </text:list-item>
        <text:list-item>
          <text:p text:style-name="P5">Lift Reversed, Bridge Hit &amp; Thrust</text:p>
        </text:list-item>
        <text:list-item>
          <text:p text:style-name="P5">Pull Out To 60/40</text:p>
        </text:list-item>
        <text:list-item>
          <text:p text:style-name="P5">Spear Cut</text:p>
        </text:list-item>
        <text:list-item>
          <text:p text:style-name="P5">Step Out &amp; Ward</text:p>
        </text:list-item>
        <text:list-item>
          <text:p text:style-name="P5">Bow Tornado &amp; Finish</text:p>
        </text:list-item>
      </text:list>
      <text:p text:style-name="P6"/>
      <text:list text:style-name="WW8Num3">
        <text:list-item>
          <text:p text:style-name="P7">Finish In Wuji, Weapon Cradled In L Arm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Courier New" svg:font-family="'Courier New'" style:font-family-generic="modern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Sans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Nimbus Sans 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z1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1in" text:min-label-width="0.25in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5in" text:min-label-width="0.25in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4in" text:min-label-width="0.25in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16pt" style:font-size-asian="16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empus Sans ITC" fo:language="none" fo:country="none" style:language-asian="none" style:country-asian="none"/>
    </style:style>
    <style:style style:name="T2" style:family="text">
      <style:text-properties style:font-name="Tempus Sans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8.5in" fo:page-height="11in" style:num-format="1" style:print-orientation="portrait" fo:margin-top="0.5in" fo:margin-bottom="0.5098in" fo:margin-left="0.5in" fo:margin-right="0.5in" style:writing-mode="lr-tb" style:layout-grid-color="#c0c0c0" style:layout-grid-lines="39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char" svg:x="0in" svg:y="-0.3in" svg:width="0.7409in" svg:height="0.8in" draw:z-index="0"><draw:image xlink:href="Pictures/100000000000041200000465D81B1EE0.png" xlink:type="simple" xlink:show="embed" xlink:actuate="onLoad"/></draw:frame>United Martial Arts</text:p>
        <text:p text:style-name="P2"><draw:line text:anchor-type="char" draw:z-index="1" draw:style-name="gr1" draw:text-style-name="P3" svg:x1="0in" svg:y1="0.2098in" svg:x2="6.5in" svg:y2="0.2098in"><text:p/></draw:line><text:span text:style-name="T1">10760 W. Hwy. 55</text:span><text:span text:style-name="T2"> Plymouth MN 554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Shaolin Bagua Broadsword</dc:title>
    <meta:initial-creator>Nik Ogura</meta:initial-creator>
    <meta:creation-date>2004-01-02T11:46:00</meta:creation-date>
    <dc:creator>Nik Ogura</dc:creator>
    <dc:date>2006-11-18T17:05:40</dc:date>
    <meta:print-date>2005-08-18T16:44:00</meta:print-date>
    <dc:language>en-US</dc:language>
    <meta:editing-cycles>24</meta:editing-cycles>
    <meta:editing-duration>PT3H8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5" meta:word-count="351" meta:character-count="1779"/>
  </office:meta>
</office:document-meta>
</file>